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73.3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erbMetzMe2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/>
          <table:table-cell office:value-type="string" calcext:value-type="string">
            <text:p>Relenqui</text:p>
          </table:table-cell>
          <table:table-cell office:value-type="string" calcext:value-type="string">
            <text:p>relenqu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esti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Or_vo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rrai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ybert</text:p>
          </table:table-cell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us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avron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re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nterons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i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illaume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es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stue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l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min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sus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lexand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des</text:p>
          </table:table-cell>
          <table:table-cell office:value-type="string" calcext:value-type="string">
            <text:p>be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oblement</text:p>
          </table:table-cell>
          <table:table-cell office:value-type="string" calcext:value-type="string">
            <text:p>noble1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esche</text:p>
          </table:table-cell>
          <table:table-cell office:value-type="string" calcext:value-type="string">
            <text:p>frois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rmeille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blanch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o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aules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soien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r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cié</text:p>
          </table:table-cell>
          <table:table-cell office:value-type="string" calcext:value-type="string">
            <text:p>trec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e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gente</text:p>
          </table:table-cell>
          <table:table-cell office:value-type="string" calcext:value-type="string">
            <text:p>gent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x</text:p>
          </table:table-cell>
          <table:table-cell office:value-type="string" calcext:value-type="string">
            <text:p>soissa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ris</text:p>
          </table:table-cell>
          <table:table-cell office:value-type="string" calcext:value-type="string">
            <text:p>a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xtre</text:p>
          </table:table-cell>
          <table:table-cell office:value-type="string" calcext:value-type="string">
            <text:p>d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ybert</text:p>
          </table:table-cell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ffa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a</text:p>
          </table:table-cell>
          <table:table-cell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ervier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ïne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di</text:p>
          </table:table-cell>
          <table:table-cell office:value-type="string" calcext:value-type="string">
            <text:p>te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beal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ïne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he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ortois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erviers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e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é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uz</text:p>
          </table:table-cell>
          <table:table-cell office:value-type="string" calcext:value-type="string">
            <text:p>dru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orta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e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recoil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pins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use</text:p>
          </table:table-cell>
          <table:table-cell office:value-type="string" calcext:value-type="string">
            <text:p>refu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—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endés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veil</text:p>
          </table:table-cell>
          <table:table-cell office:value-type="string" calcext:value-type="string">
            <text:p>mer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ers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</text:p>
          </table:table-cell>
          <table:table-cell office:value-type="string" calcext:value-type="string">
            <text:p>ma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l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ït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l</text:p>
          </table:table-cell>
          <table:table-cell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n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sp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Gybert</text:p>
          </table:table-cell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rna</text:p>
          </table:table-cell>
          <table:table-cell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l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ve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hart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ealve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o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t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gon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driz</text:p>
          </table:table-cell>
          <table:table-cell office:value-type="string" calcext:value-type="string">
            <text:p>mord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el</text:p>
          </table:table-cell>
          <table:table-cell office:value-type="string" calcext:value-type="string">
            <text:p>aute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ucefiz</text:p>
          </table:table-cell>
          <table:table-cell office:value-type="string" calcext:value-type="string">
            <text:p>crucef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c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e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rna</text:p>
          </table:table-cell>
          <table:table-cell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bert</text:p>
          </table:table-cell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ybert</text:p>
          </table:table-cell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use</text:p>
          </table:table-cell>
          <table:table-cell office:value-type="string" calcext:value-type="string">
            <text:p>refu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Gastez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ez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cl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bo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ib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ait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ume</text:p>
          </table:table-cell>
          <table:table-cell office:value-type="string" calcext:value-type="string">
            <text:p>roi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6:53:07.294289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16:54:40.948658094</dc:date>
    <meta:editing-duration>PT1M52S</meta:editing-duration>
    <meta:editing-cycles>3</meta:editing-cycles>
    <meta:generator>LibreOffice/5.1.6.2$Linux_X86_64 LibreOffice_project/10m0$Build-2</meta:generator>
    <meta:document-statistic meta:table-count="1" meta:cell-count="2061" meta:object-count="0"/>
  </office:meta>
</office:document-meta>
</file>